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068cm" svg:height="2.384cm" svg:x="3.75cm" svg:y="4.75cm">
          <draw:text-box>
            <text:p>${Push key:“counter“, value:0}</text:p>
            <text:p>${Copy from:“A“, to:“B“}</text:p>
            <text:p>${Remove type:“page“, now:false}</text:p>
          </draw:text-box>
        </draw:frame>
      </draw:page>
      <draw:page draw:name="A" draw:style-name="dp1" draw:master-page-name="Standard">
        <draw:frame draw:style-name="gr1" draw:text-style-name="P1" draw:layer="layout" svg:width="15.132cm" svg:height="1.673cm" svg:x="1.868cm" svg:y="4.25cm">
          <draw:text-box>
            <text:p>${Calc $a:“counter“, b:1, operator:“+“, key:“counter“}</text:p>
            <text:p>${$counter}</text:p>
          </draw:text-box>
        </draw:frame>
      </draw:page>
      <draw:page draw:name="B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16T06:57:42.332458300</meta:creation-date>
    <dc:date>2025-04-16T07:13:26.032306900</dc:date>
    <meta:editing-duration>PT15M43S</meta:editing-duration>
    <meta:editing-cycles>5</meta:editing-cycles>
    <meta:generator>LibreOffice/25.2.2.2$Windows_X86_64 LibreOffice_project/7370d4be9e3cf6031a51beef54ff3bda878e3fac</meta:generator>
    <meta:document-statistic meta:object-count="2"/>
  </office:meta>
</office:document-meta>
</file>